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Calibri2" fo:font-size="11pt" officeooo:rsid="00549000" officeooo:paragraph-rsid="007891c2" style:font-size-asian="11pt" style:font-size-complex="11pt"/>
    </style:style>
    <style:style style:name="P2" style:family="paragraph" style:parent-style-name="Text_20_body">
      <style:paragraph-properties fo:text-align="start" style:justify-single-word="false"/>
      <style:text-properties style:font-name="Calibri2" fo:font-size="11pt" officeooo:rsid="00549000" officeooo:paragraph-rsid="00768b23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style:font-name="Calibri2" fo:font-size="11pt" officeooo:rsid="00682e57" officeooo:paragraph-rsid="007891c2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Calibri2" fo:font-size="11pt" officeooo:rsid="001326b0" officeooo:paragraph-rsid="00682e57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Calibri2" fo:font-size="11pt" officeooo:rsid="006fbd51" officeooo:paragraph-rsid="00a29707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Calibri2" fo:font-size="11pt" officeooo:rsid="0071a633" officeooo:paragraph-rsid="00a29707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682e57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544edf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768b23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cc5ae9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d9c746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ebc950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Calibri2" fo:font-size="11pt" officeooo:rsid="0074f94f" officeooo:paragraph-rsid="0074f94f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Calibri2" fo:font-size="11pt" officeooo:rsid="0074f94f" officeooo:paragraph-rsid="00777a17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Calibri2" fo:font-size="11pt" officeooo:rsid="007891c2" officeooo:paragraph-rsid="007891c2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Calibri2" fo:font-size="11pt" officeooo:rsid="007c6763" officeooo:paragraph-rsid="007c6763" style:font-size-asian="11pt" style:font-size-complex="11pt"/>
    </style:style>
    <style:style style:name="P17" style:family="paragraph" style:parent-style-name="Text_20_body">
      <style:paragraph-properties fo:text-align="start" style:justify-single-word="false"/>
      <style:text-properties style:font-name="Calibri2" fo:font-size="11pt" officeooo:rsid="007c6763" officeooo:paragraph-rsid="00c917a0" style:font-size-asian="11pt" style:font-size-complex="11pt"/>
    </style:style>
    <style:style style:name="P18" style:family="paragraph" style:parent-style-name="Text_20_body">
      <style:paragraph-properties fo:text-align="start" style:justify-single-word="false"/>
      <style:text-properties style:font-name="Calibri2" fo:font-size="11pt" officeooo:rsid="0075f1a6" officeooo:paragraph-rsid="0075f1a6" style:font-size-asian="11pt" style:font-size-complex="11pt"/>
    </style:style>
    <style:style style:name="P19" style:family="paragraph" style:parent-style-name="Text_20_body">
      <style:paragraph-properties fo:text-align="start" style:justify-single-word="false"/>
      <style:text-properties style:font-name="Calibri2" fo:font-size="11pt" officeooo:rsid="0075f1a6" officeooo:paragraph-rsid="00777a17" style:font-size-asian="11pt" style:font-size-complex="11pt"/>
    </style:style>
    <style:style style:name="P20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544edf" style:font-size-asian="11pt" style:font-size-complex="11pt"/>
    </style:style>
    <style:style style:name="P21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768b23" style:font-size-asian="11pt" style:font-size-complex="11pt"/>
    </style:style>
    <style:style style:name="P22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c917a0" style:font-size-asian="11pt" style:font-size-complex="11pt"/>
    </style:style>
    <style:style style:name="P23" style:family="paragraph" style:parent-style-name="Text_20_body">
      <style:paragraph-properties fo:text-align="start" style:justify-single-word="false"/>
      <style:text-properties style:font-name="Calibri2" fo:font-size="11pt" officeooo:rsid="00a29707" officeooo:paragraph-rsid="00a29707" style:font-size-asian="11pt" style:font-size-complex="11pt"/>
    </style:style>
    <style:style style:name="P24" style:family="paragraph" style:parent-style-name="Text_20_body">
      <style:paragraph-properties fo:text-align="start" style:justify-single-word="false"/>
      <style:text-properties style:font-name="Calibri2" fo:font-size="11pt" officeooo:rsid="00b8e804" officeooo:paragraph-rsid="00b8e804" style:font-size-asian="11pt" style:font-size-complex="11pt"/>
    </style:style>
    <style:style style:name="P25" style:family="paragraph" style:parent-style-name="Text_20_body">
      <style:paragraph-properties fo:text-align="start" style:justify-single-word="false"/>
      <style:text-properties style:font-name="Calibri2" fo:font-size="11pt" officeooo:rsid="00b24973" officeooo:paragraph-rsid="00768b23" style:font-size-asian="11pt" style:font-size-complex="11pt"/>
    </style:style>
    <style:style style:name="P26" style:family="paragraph" style:parent-style-name="Text_20_body">
      <style:paragraph-properties fo:text-align="start" style:justify-single-word="false"/>
      <style:text-properties style:font-name="Calibri2" fo:font-size="11pt" officeooo:rsid="00b24973" officeooo:paragraph-rsid="00c917a0" style:font-size-asian="11pt" style:font-size-complex="11pt"/>
    </style:style>
    <style:style style:name="P27" style:family="paragraph" style:parent-style-name="Text_20_body">
      <style:paragraph-properties fo:text-align="start" style:justify-single-word="false"/>
      <style:text-properties style:font-name="Calibri2" fo:font-size="11pt" officeooo:rsid="00c3a22f" officeooo:paragraph-rsid="00c73075" style:font-size-asian="11pt" style:font-size-complex="11pt"/>
    </style:style>
    <style:style style:name="P28" style:family="paragraph" style:parent-style-name="Text_20_body">
      <style:paragraph-properties fo:text-align="start" style:justify-single-word="false"/>
      <style:text-properties style:font-name="Calibri2" fo:font-size="11pt" officeooo:rsid="00c7b2a2" officeooo:paragraph-rsid="00c7b2a2" style:font-size-asian="11pt" style:font-size-complex="11pt"/>
    </style:style>
    <style:style style:name="P29" style:family="paragraph" style:parent-style-name="Text_20_body">
      <style:paragraph-properties fo:text-align="start" style:justify-single-word="false"/>
      <style:text-properties style:font-name="Calibri2" fo:font-size="11pt" officeooo:rsid="00c83649" officeooo:paragraph-rsid="00c98f6e" style:font-size-asian="11pt" style:font-size-complex="11pt"/>
    </style:style>
    <style:style style:name="P30" style:family="paragraph" style:parent-style-name="Text_20_body">
      <style:paragraph-properties fo:text-align="start" style:justify-single-word="false"/>
      <style:text-properties style:font-name="Calibri2" fo:font-size="11pt" officeooo:rsid="00c38c5c" officeooo:paragraph-rsid="00c7b2a2" style:font-size-asian="11pt" style:font-size-complex="11pt"/>
    </style:style>
    <style:style style:name="P31" style:family="paragraph" style:parent-style-name="Text_20_body">
      <style:paragraph-properties fo:text-align="start" style:justify-single-word="false"/>
      <style:text-properties style:font-name="Calibri2" fo:font-size="11pt" officeooo:rsid="00c38c5c" officeooo:paragraph-rsid="00c98f6e" style:font-size-asian="11pt" style:font-size-complex="11pt"/>
    </style:style>
    <style:style style:name="P32" style:family="paragraph" style:parent-style-name="Text_20_body">
      <style:text-properties style:font-name="Calibri2" fo:font-size="11pt" fo:font-weight="normal" officeooo:rsid="00a32bdd" officeooo:paragraph-rsid="00a29707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Calibri2" fo:font-size="11pt" fo:font-weight="normal" officeooo:rsid="00c24765" officeooo:paragraph-rsid="00c73075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c73075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c98f6e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c917a0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c83649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Calibri2" fo:font-size="11pt" fo:font-weight="normal" officeooo:rsid="00c83649" officeooo:paragraph-rsid="00c98f6e" style:font-size-asian="11pt" style:font-weight-asian="normal" style:font-size-complex="11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Calibri2" fo:font-size="11pt" fo:font-weight="normal" officeooo:rsid="00c38c5c" officeooo:paragraph-rsid="00c38c5c" style:font-size-asian="11pt" style:font-weight-asian="normal" style:font-size-complex="11pt" style:font-weight-complex="normal"/>
    </style:style>
    <style:style style:name="P40" style:family="paragraph" style:parent-style-name="Text_20_body">
      <style:text-properties officeooo:paragraph-rsid="00a29707"/>
    </style:style>
    <style:style style:name="P41" style:family="paragraph" style:parent-style-name="Text_20_body">
      <style:paragraph-properties fo:text-align="start" style:justify-single-word="false"/>
      <style:text-properties officeooo:paragraph-rsid="00c9259c"/>
    </style:style>
    <style:style style:name="P42" style:family="paragraph" style:parent-style-name="Standard">
      <style:paragraph-properties fo:text-align="start" style:justify-single-word="false"/>
      <style:text-properties style:font-name="Calibri2" fo:font-size="11pt" officeooo:rsid="00143055" officeooo:paragraph-rsid="00a29707" style:font-size-asian="11pt" style:font-size-complex="11pt"/>
    </style:style>
    <style:style style:name="P43" style:family="paragraph" style:parent-style-name="Untitled1">
      <style:text-properties style:font-name="Calibri2" fo:font-size="11pt" officeooo:rsid="00682e57" officeooo:paragraph-rsid="00a29707" style:font-size-asian="11pt" style:font-size-complex="11pt"/>
    </style:style>
    <style:style style:name="P44" style:family="paragraph" style:parent-style-name="Horizontal_20_Line">
      <style:text-properties officeooo:paragraph-rsid="007891c2"/>
    </style:style>
    <style:style style:name="P45" style:family="paragraph" style:parent-style-name="Text_20_body" style:list-style-name="L1">
      <style:paragraph-properties fo:text-align="start" style:justify-single-word="false"/>
      <style:text-properties style:font-name="Calibri2" fo:font-size="11pt" officeooo:rsid="00c7b2a2" officeooo:paragraph-rsid="00c7b2a2" style:font-size-asian="11pt" style:font-size-complex="11pt"/>
    </style:style>
    <style:style style:name="P46" style:family="paragraph" style:parent-style-name="Text_20_body" style:list-style-name="L2">
      <style:paragraph-properties fo:text-align="start" style:justify-single-word="false"/>
      <style:text-properties style:font-name="Calibri2" fo:font-size="11pt" officeooo:rsid="00c83649" officeooo:paragraph-rsid="00c7b2a2" style:font-size-asian="11pt" style:font-size-complex="11pt"/>
    </style:style>
    <style:style style:name="P47" style:family="paragraph" style:parent-style-name="Text_20_body" style:list-style-name="L4">
      <style:paragraph-properties fo:text-align="start" style:justify-single-word="false"/>
      <style:text-properties style:font-name="Calibri2" fo:font-size="11pt" officeooo:rsid="00add3e5" officeooo:paragraph-rsid="00cc5ae9" style:font-size-asian="11pt" style:font-size-complex="11pt"/>
    </style:style>
    <style:style style:name="P48" style:family="paragraph" style:parent-style-name="Text_20_body">
      <style:paragraph-properties fo:text-align="start" style:justify-single-word="false"/>
      <style:text-properties style:font-name="Calibri2" fo:font-size="11pt" officeooo:rsid="00549000" officeooo:paragraph-rsid="00c9259c" style:font-size-asian="11pt" style:font-size-complex="11pt"/>
    </style:style>
    <style:style style:name="P49" style:family="paragraph" style:parent-style-name="Text_20_body">
      <style:paragraph-properties fo:text-align="start" style:justify-single-word="false"/>
      <style:text-properties style:font-name="Calibri2" fo:font-size="11pt" officeooo:rsid="00c9259c" officeooo:paragraph-rsid="00ecd169" style:font-size-asian="11pt" style:font-size-complex="11pt"/>
    </style:style>
    <style:style style:name="P50" style:family="paragraph" style:parent-style-name="Text_20_body" style:list-style-name="L3">
      <style:paragraph-properties fo:text-align="start" style:justify-single-word="false"/>
      <style:text-properties style:font-name="Calibri2" fo:font-size="11pt" fo:font-weight="normal" officeooo:rsid="00c83649" officeooo:paragraph-rsid="00c98f6e" style:font-size-asian="11pt" style:font-weight-asian="normal" style:font-size-complex="11pt" style:font-weight-complex="normal"/>
    </style:style>
    <style:style style:name="P51" style:family="paragraph" style:parent-style-name="Heading_20_1">
      <style:paragraph-properties fo:text-align="center" style:justify-single-word="false"/>
      <style:text-properties style:font-name="Calibri2" fo:font-size="11pt" fo:font-weight="normal" officeooo:rsid="00c38c5c" officeooo:paragraph-rsid="00c24765" style:font-size-asian="11pt" style:font-weight-asian="normal" style:font-size-complex="11pt" style:font-weight-complex="normal"/>
    </style:style>
    <style:style style:name="P52" style:family="paragraph" style:parent-style-name="Heading_20_1">
      <style:paragraph-properties fo:text-align="start" style:justify-single-word="false"/>
      <style:text-properties style:font-name="Calibri2" fo:font-size="11pt" fo:font-weight="normal" officeooo:rsid="00c24765" officeooo:paragraph-rsid="00cdc853" style:font-size-asian="11pt" style:font-weight-asian="normal" style:font-size-complex="11pt" style:font-weight-complex="normal"/>
    </style:style>
    <style:style style:name="P53" style:family="paragraph" style:parent-style-name="Heading_20_1">
      <style:paragraph-properties fo:text-align="center" style:justify-single-word="false"/>
      <style:text-properties style:font-name="Calibri2" fo:font-size="11pt" officeooo:paragraph-rsid="0074f94f" style:font-size-asian="11pt" style:font-size-complex="11pt"/>
    </style:style>
    <style:style style:name="P54" style:family="paragraph" style:parent-style-name="Heading_20_1">
      <style:paragraph-properties fo:text-align="center" style:justify-single-word="false"/>
      <style:text-properties style:font-name="Calibri2" fo:font-size="11pt" officeooo:rsid="00c24765" officeooo:paragraph-rsid="00c24765" style:font-size-asian="11pt" style:font-size-complex="11pt"/>
    </style:style>
    <style:style style:name="P55" style:family="paragraph" style:parent-style-name="List_20_Contents" style:list-style-name="L5">
      <style:text-properties style:font-name="Calibri2" fo:font-size="11pt" officeooo:rsid="00768b23" style:font-size-asian="11pt" style:font-size-complex="11pt"/>
    </style:style>
    <style:style style:name="P56" style:family="paragraph" style:parent-style-name="List_20_Contents" style:list-style-name="L6">
      <style:text-properties style:font-name="Calibri2" fo:font-size="11pt" officeooo:rsid="00add3e5" officeooo:paragraph-rsid="00768b23" style:font-size-asian="11pt" style:font-size-complex="11pt"/>
    </style:style>
    <style:style style:name="P57" style:family="paragraph" style:parent-style-name="Horizontal_20_Line">
      <style:text-properties officeooo:paragraph-rsid="00ecd169"/>
    </style:style>
    <style:style style:name="T1" style:family="text">
      <style:text-properties officeooo:rsid="0012e081"/>
    </style:style>
    <style:style style:name="T2" style:family="text">
      <style:text-properties officeooo:rsid="00143055"/>
    </style:style>
    <style:style style:name="T3" style:family="text">
      <style:text-properties officeooo:rsid="001ac35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9c15b" style:font-weight-asian="bold" style:font-weight-complex="bold"/>
    </style:style>
    <style:style style:name="T6" style:family="text">
      <style:text-properties style:font-name="Calibri2" fo:font-size="11pt" officeooo:rsid="00a32bdd" style:font-size-asian="11pt" style:font-size-complex="11pt"/>
    </style:style>
    <style:style style:name="T7" style:family="text">
      <style:text-properties style:font-name="Calibri2" fo:font-size="11pt" fo:font-weight="normal" officeooo:rsid="00c73075" style:font-size-asian="11pt" style:font-weight-asian="normal" style:font-size-complex="11pt" style:font-weight-complex="normal"/>
    </style:style>
    <style:style style:name="T8" style:family="text">
      <style:text-properties style:font-name="Calibri2" fo:font-size="11pt" fo:font-weight="normal" officeooo:rsid="00c9259c" style:font-size-asian="11pt" style:font-weight-asian="normal" style:font-size-complex="11pt" style:font-weight-complex="normal"/>
    </style:style>
    <style:style style:name="T9" style:family="text">
      <style:text-properties style:font-name="Calibri2" fo:font-size="11pt" fo:font-weight="normal" officeooo:rsid="00ecd169" style:font-size-asian="11pt" style:font-weight-asian="normal" style:font-size-complex="11pt" style:font-weight-complex="normal"/>
    </style:style>
    <style:style style:name="T10" style:family="text">
      <style:text-properties officeooo:rsid="0031a73b"/>
    </style:style>
    <style:style style:name="T11" style:family="text">
      <style:text-properties officeooo:rsid="00682e57"/>
    </style:style>
    <style:style style:name="T12" style:family="text">
      <style:text-properties officeooo:rsid="0075f1a6"/>
    </style:style>
    <style:style style:name="T13" style:family="text">
      <style:text-properties officeooo:rsid="00777a17"/>
    </style:style>
    <style:style style:name="T14" style:family="text">
      <style:text-properties officeooo:rsid="00add3e5"/>
    </style:style>
    <style:style style:name="T15" style:family="text">
      <style:text-properties officeooo:rsid="00be77b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c24765" style:font-weight-asian="normal" style:font-weight-complex="normal"/>
    </style:style>
    <style:style style:name="T18" style:family="text">
      <style:text-properties fo:font-weight="normal" officeooo:rsid="00c73075" style:font-weight-asian="normal" style:font-weight-complex="normal"/>
    </style:style>
    <style:style style:name="T19" style:family="text">
      <style:text-properties fo:font-weight="normal" officeooo:rsid="00d612d3" style:font-weight-asian="normal" style:font-weight-complex="normal"/>
    </style:style>
    <style:style style:name="T20" style:family="text">
      <style:text-properties fo:font-weight="normal" officeooo:rsid="00e9fffe" style:font-weight-asian="normal" style:font-weight-complex="normal"/>
    </style:style>
    <style:style style:name="T21" style:family="text">
      <style:text-properties fo:font-weight="normal" officeooo:rsid="00ebc950" style:font-weight-asian="normal" style:font-weight-complex="normal"/>
    </style:style>
    <style:style style:name="T22" style:family="text">
      <style:text-properties fo:font-weight="normal" officeooo:rsid="00ecd169" style:font-weight-asian="normal" style:font-weight-complex="normal"/>
    </style:style>
    <style:style style:name="T23" style:family="text">
      <style:text-properties fo:font-weight="normal" officeooo:rsid="00682e57" style:font-weight-asian="normal" style:font-weight-complex="normal"/>
    </style:style>
    <style:style style:name="T24" style:family="text">
      <style:text-properties officeooo:rsid="00cf2ad3"/>
    </style:style>
    <style:style style:name="T25" style:family="text">
      <style:text-properties officeooo:rsid="00ed38c4"/>
    </style:style>
    <style:style style:name="T26" style:family="text">
      <style:text-properties officeooo:rsid="00ee83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<text:span text:style-name="T24">Notice of </text:span><text:text-input text:description="">{{ noticeOptions.meetingType }}</text:text-input></text:h>
      <text:h text:style-name="P53" text:outline-level="1"><text:span text:style-name="T3"><text:text-input text:description="">{{ company.companyName }}</text:text-input></text:span><text:span text:style-name="T3"> </text:span><text:span text:style-name="T3"><text:text-input text:description="">{{ company.companyNumber }}</text:text-input></text:span> <text:span text:style-name="T1">(“Company”)</text:span></text:h>
      <text:h text:style-name="P54" text:outline-level="1"><text:text-input text:description="">{{ noticeOptions.dateOfNotice }}</text:text-input></text:h>
      <text:h text:style-name="P52" text:outline-level="1"><text:text-input text:description="">{% if noticeOptions.meetingType == 'Board Meeting' %}</text:text-input></text:h>
      <text:p text:style-name="P11"><text:span text:style-name="T19">To: </text:span><text:span text:style-name="T20"><text:text-input text:description="">{{  noticeOptions.meetingOptions.recipients|join_and('name') }}</text:text-input></text:span></text:p>
      <text:p text:style-name="P39"><text:text-input text:description="">{% else %}</text:text-input></text:p>
      <text:p text:style-name="P12"><text:span text:style-name="T19">To: </text:span><text:span text:style-name="T21"><text:text-input text:description="">{{  noticeOptions.meetingOptions.shareholders|join_and('name') }}</text:text-input></text:span></text:p>
      <text:p text:style-name="P39"><text:text-input text:description="">{% endif %}</text:text-input></text:p>
      <text:p text:style-name="P27">This is a notice that on <text:span text:style-name="T16"><text:text-input text:description="">{{ noticeOptions.meetingDateTime }}</text:text-input></text:span>, <text:span text:style-name="T17"><text:text-input text:description="">{% if noticeOptions.meetingType == 'Board Meeting' %}</text:text-input></text:span>a meeting of the board of directors<text:span text:style-name="T16"><text:text-input text:description="">{% elif noticeOptions.meetingType == 'Annual Meeting of Shareholders' %}</text:text-input></text:span>the annual general meeting of the shareholders<text:span text:style-name="T16"><text:text-input text:description="">{% else %}</text:text-input></text:span>a special meeting of the shareholders<text:span text:style-name="T16"><text:text-input text:description="">{% endif %}</text:text-input></text:span><text:span text:style-name="T16"> </text:span>of the Company will be held at <text:span text:style-name="T18"><text:text-input text:description="">{{ noticeOptions.locationOfMeeting }}</text:text-input></text:span>. </text:p>
      <text:p text:style-name="P33"><text:text-input text:description="">{% if noticeOptions.meetingType == 'Board Meeting' %}</text:text-input></text:p>
      <text:p text:style-name="P28">The following matters will be discussed at the board meeting [Companies Act 1993, sch 3, cl 2(2)]: </text:p>
      <text:p text:style-name="P28"><text:span text:style-name="T25"><text:text-input text:description="">{% for matter in noticeOptions.meetingOptions.matters %}</text:text-input></text:span></text:p>
      <text:list xml:id="list7054022594384764469" text:style-name="L1">
        <text:list-item>
          <text:p text:style-name="P45"><text:text-input text:description="">{{ matter.text }}</text:text-input></text:p>
        </text:list-item>
      </text:list>
      <text:p text:style-name="P30"><text:text-input text:description="">{% endfor %}</text:text-input></text:p>
      <text:p text:style-name="P34"><text:text-input text:description="">{% else %}</text:text-input></text:p>
      <text:p text:style-name="P28">The following items of business will be transacted at the meeting [Companies Act 1993, sch 1, cl 2(2)(a)]:</text:p>
      <text:p text:style-name="P28"><text:span text:style-name="T26"><text:text-input text:description="">{% for item in noticeOptions.meetingOptions.items %}</text:text-input></text:span></text:p>
      <text:list xml:id="list8944296585897425316" text:style-name="L2">
        <text:list-item>
          <text:p text:style-name="P46"><text:text-input text:description="">{{ item.text }}</text:text-input></text:p>
        </text:list-item>
      </text:list>
      <text:p text:style-name="P30"><text:text-input text:description="">{% endfor %}</text:text-input></text:p>
      <text:p text:style-name="P34"><text:text-input text:description="">{% endif %}</text:text-input></text:p>
      <text:p text:style-name="P38"><text:text-input text:description="">{% if specialResolutions | length &gt;= 1 %}</text:text-input></text:p>
      <text:p text:style-name="P29">The following special resolutions will be submitted to the meeting [Companies Act 1993, sch 1, cl 2(2)(b)]: </text:p>
      <text:p text:style-name="P38"><text:text-input text:description="">{% for resolution in specialResolutions %} </text:text-input></text:p>
      <text:list xml:id="list2956546252680068868" text:style-name="L3">
        <text:list-item>
          <text:p text:style-name="P50"><text:text-input text:description="">{{ resolution.text }}</text:text-input></text:p>
        </text:list-item>
      </text:list>
      <text:p text:style-name="P31"><text:text-input text:description="">{% endfor %}</text:text-input></text:p>
      <text:p text:style-name="P35"><text:text-input text:description="">{% endif %}</text:text-input></text:p>
      <text:p text:style-name="P26"><text:text-input text:description="">{% if notes|length &gt;= 1 %}</text:text-input></text:p>
      <text:p text:style-name="P17">It is noted that:</text:p>
      <text:p text:style-name="P10"><text:soft-page-break/><text:span text:style-name="T14"><text:text-input text:description="">{% for note in notes %}</text:text-input></text:span> </text:p>
      <text:list xml:id="list4137891198576205770" text:style-name="L4">
        <text:list-item>
          <text:p text:style-name="P47"><text:text-input text:description="">{{ note.text }}</text:text-input></text:p>
        </text:list-item>
      </text:list>
      <text:p text:style-name="P22"><text:text-input text:description="">{% endfor %}</text:text-input></text:p>
      <text:p text:style-name="P36"><text:text-input text:description="">{% endif %}</text:text-input></text:p>
      <text:p text:style-name="P41"><text:span text:style-name="T7">Thi</text:span><text:span text:style-name="T8">s notice is given by </text:span><text:span text:style-name="T9"><text:text-input text:description="">{{ noticeOptions.personGivingNotice }}</text:text-input></text:span></text:p>
      <text:p text:style-name="P48"/>
      <text:p text:style-name="P57"/>
      <text:p text:style-name="P49"><text:span text:style-name="T18">S</text:span><text:span text:style-name="T16">ignature of </text:span><text:span text:style-name="T22"><text:text-input text:description="">{{ noticeOptions.personGivingNotice }}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style-name="Bold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00%"/>
      <style:text-properties fo:font-size="11pt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.39cm" loext:contextual-spacing="false" fo:text-indent="0cm" style:auto-text-indent="false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cm" fo:margin-right="12cm" fo:margin-top="0cm" fo:margin-bottom="0.499cm" loext:contextual-spacing="false" fo:text-indent="0cm" style:auto-text-indent="false" style:page-number="auto" fo:padding="0cm" fo:border-left="none" fo:border-right="none" fo:border-top="none" fo:border-bottom="0.06pt solid #808080" style:shadow="none" text:number-lines="false" text:line-number="0" style:join-border="false"/>
      <style:text-properties fo:font-size="11pt" style:font-size-asian="6pt" style:font-size-complex="6pt"/>
    </style:style>
    <style:style style:name="Numbering_20_1" style:display-name="Numbering 1" style:family="paragraph" style:parent-style-name="List" style:list-style-name="List_20_1" style:class="list">
      <style:paragraph-properties fo:margin-top="0cm" fo:margin-bottom="0.212cm" loext:contextual-spacing="false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orizontal_20_Line">
      <style:paragraph-properties fo:margin-left="0cm" fo:margin-right="3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Vertical_20_Numbering_20_Symbols" style:display-name="Vertical Numbering Symbols" style:family="text">
      <style:text-properties style:font-name="Calibri1" fo:font-family="Calibri" style:font-style-name="Regular" style:font-family-generic="swiss" style:font-pitch="variable" fo:font-size="11pt" style:font-size-asian="10.5pt" style:text-rotation-angle="90" style:text-rotation-scale="line-height"/>
    </style:style>
    <style:style style:name="Line_20_numbering" style:display-name="Line numbering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19:35.935912000</meta:creation-date>
    <meta:generator>LibreOffice/5.2.3.3$MacOSX_X86_64 LibreOffice_project/d54a8868f08a7b39642414cf2c8ef2f228f780cf</meta:generator>
    <dc:date>2016-11-25T08:46:07.497126000</dc:date>
    <meta:editing-duration>PT17H28M32S</meta:editing-duration>
    <meta:editing-cycles>184</meta:editing-cycles>
    <meta:document-statistic meta:table-count="0" meta:image-count="0" meta:object-count="0" meta:page-count="2" meta:paragraph-count="34" meta:word-count="325" meta:character-count="1722" meta:non-whitespace-character-count="1508"/>
  </office:meta>
</office:document-meta>
</file>